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usuario necesito una manera de registrarme con la finalidad de poder ingresar a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o usuario necesito una manera de poder ingresar sesión <text:s/>en la web para poder ver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Como usuario</text:span> necesito una manera de poder recuperar mi contraseña por si me olvido mi contraseñ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Como usuario</text:span> necesito tener una manera de añadir a mis mascotas con la finalidad de poder registrarlas 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mo usuario necesito poder quitar mascotas con la finalidad de no confundi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Como usuario</text:span> necesito poder ver que fechas hay que darles las vacunas a las mascotas con el fin de ir en la fecha correct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o usuario necesito guardar que vacunas hay que darle a mi mascota con el fin de no equivoca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desarrollador necesito que se cree el formulario de registro con la finalidad de poder registrar al usuario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desarrollador necesito que se cree el formulario de ingreso con la finalidad de ingresar a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desarrollador necesito que se cree el <text:s/>formulario de registro de animales con la finalidad de que los usuarios registren a la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mo desarrollador necesito que se cree un calendario para que los usuarios pueden registrar las fechas de las vacun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desarrollador necesito que se cree el <text:s/>formulario de vacunas de mascotas con la finalidad de poder saber que vacuna hay que darle a la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10T19:44:55.207083945</dc:date>
    <meta:generator>LibreOffice/6.2.8.2$Linux_X86_64 LibreOffice_project/20$Build-2</meta:generator>
    <meta:editing-duration>PT1H18M3S</meta:editing-duration>
    <meta:editing-cycles>9</meta:editing-cycles>
    <meta:document-statistic meta:table-count="1" meta:cell-count="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